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580000001FDE342D2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ff0000" draw:marker-start-width="0.215cm" draw:marker-end-width="0.215cm" draw:fill="none" draw:fill-color="#ffffff" fo:min-height="7.7cm"/>
    </style:style>
    <style:style style:name="gr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objectwithoutfill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width="0.01cm" svg:stroke-color="#ff0000" draw:marker-start-width="0.215cm" draw:marker-end-width="0.215cm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objectwithoutfill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svg:stroke-width="0.01cm" svg:stroke-color="#ff0000" draw:marker-start="" draw:marker-start-width="0.215cm" draw:marker-start-center="false" draw:marker-end="" draw:marker-end-width="0.21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_20_1" svg:stroke-width="0.01cm" svg:stroke-color="#ff0000" draw:marker-start="" draw:marker-start-width="0.215cm" draw:marker-start-center="false" draw:marker-end="" draw:marker-end-width="0.215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2.75cm" fo:min-width="3.71cm"/>
    </style:style>
    <style:style style:name="gr254" style:family="graphic" style:parent-style-name="standard">
      <style:graphic-properties draw:stroke="solid" svg:stroke-width="0.176cm" svg:stroke-color="#000000" draw:stroke-linejoin="round" draw:fill="none" draw:fill-color="#000000" fo:padding-top="0.213cm" fo:padding-bottom="0.213cm" fo:padding-left="0.338cm" fo:padding-right="0.338cm"/>
    </style:style>
    <style:style style:name="gr255" style:family="graphic" style:parent-style-name="standard">
      <style:graphic-properties draw:stroke="none" svg:stroke-width="0.035cm" svg:stroke-color="#000000" draw:stroke-linejoin="miter" draw:fill="solid" draw:fill-color="#20552a"/>
    </style:style>
    <style:style style:name="gr256" style:family="graphic" style:parent-style-name="standard">
      <style:graphic-properties draw:stroke="none" svg:stroke-width="0.035cm" draw:stroke-linejoin="miter" draw:fill="solid" draw:fill-color="#000000"/>
    </style:style>
    <style:style style:name="gr257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9" style:family="graphic" style:parent-style-name="standard">
      <style:graphic-properties svg:stroke-color="#ff0000" draw:fill="none" draw:fill-color="#000000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00ff"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18pt"/>
    </style:style>
    <style:style style:name="T4" style:family="text">
      <style:text-properties fo:color="#ff00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3cm" svg:height="12.338cm" svg:x="1.5cm" svg:y="13.6cm">
          <draw:text-box>
            <text:p>Button hole 28</text:p>
            <text:p>Joystick : 65x65x40 <text:s text:c="4"/>screw <text:s/>85 and 50</text:p>
            <text:p>Ball 40 mm diam</text:p>
            <text:p>Led 12mm</text:p>
            <text:p>Green power switch</text:p>
            <text:p>http://dx.com/s/power%2bswitch</text:p>
            <text:p/>
            <text:p>Tablette Intel Android 270x180x9,2</text:p>
            <text:p/>
            <text:p>Tablette Intel ExoPC 295x195x15</text:p>
            <text:p>Decalage 30 → 260x145</text:p>
            <text:p/>
            <text:p/>
            <text:p><text:s/></text:p>
            <text:p/>
            <text:p/>
          </draw:text-box>
        </draw:frame>
        <draw:g>
          <draw:custom-shape draw:style-name="gr2" draw:text-style-name="P1" draw:layer="layout" svg:width="30cm" svg:height="3cm" svg:x="17.9cm" svg:y="135.5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cm" svg:height="1cm" svg:x="17.9cm" svg:y="135.5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cm" svg:height="1cm" svg:x="43.9cm" svg:y="135.55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2cm" svg:height="1cm" svg:x="26.9cm" svg:y="135.55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cm" svg:height="1cm" svg:x="40.9cm" svg:y="137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1cm" svg:height="1cm" svg:x="37.9cm" svg:y="137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cm" svg:height="1cm" svg:x="26.9cm" svg:y="137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23.9cm" svg:y="137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cm" svg:height="1cm" svg:x="33.9cm" svg:y="137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cm" svg:height="1cm" svg:x="30.9cm" svg:y="137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2" draw:text-style-name="P1" draw:layer="layout" svg:x1="17.9cm" svg:y1="68.851cm" svg:x2="47.9cm" svg:y2="68.851cm">
            <text:p/>
          </draw:line>
          <draw:line draw:style-name="gr13" draw:text-style-name="P1" draw:layer="layout" svg:x1="17.9cm" svg:y1="68.851cm" svg:x2="17.9cm" svg:y2="74.851cm">
            <text:p/>
          </draw:line>
          <draw:line draw:style-name="gr14" draw:text-style-name="P1" draw:layer="layout" svg:x1="16.9cm" svg:y1="74.851cm" svg:x2="17.9cm" svg:y2="74.851cm">
            <text:p/>
          </draw:line>
          <draw:line draw:style-name="gr15" draw:text-style-name="P1" draw:layer="layout" svg:x1="16.9cm" svg:y1="74.851cm" svg:x2="16.9cm" svg:y2="80.851cm">
            <text:p/>
          </draw:line>
          <draw:line draw:style-name="gr16" draw:text-style-name="P1" draw:layer="layout" svg:x1="16.9cm" svg:y1="80.851cm" svg:x2="17.9cm" svg:y2="80.851cm">
            <text:p/>
          </draw:line>
          <draw:line draw:style-name="gr17" draw:text-style-name="P1" draw:layer="layout" svg:x1="17.9cm" svg:y1="80.851cm" svg:x2="17.9cm" svg:y2="87.351cm">
            <text:p/>
          </draw:line>
          <draw:line draw:style-name="gr18" draw:text-style-name="P1" draw:layer="layout" svg:x1="47.9cm" svg:y1="87.351cm" svg:x2="17.9cm" svg:y2="87.351cm">
            <text:p/>
          </draw:line>
          <draw:line draw:style-name="gr19" draw:text-style-name="P1" draw:layer="layout" svg:x1="47.9cm" svg:y1="80.851cm" svg:x2="47.9cm" svg:y2="87.351cm">
            <text:p/>
          </draw:line>
          <draw:line draw:style-name="gr20" draw:text-style-name="P1" draw:layer="layout" svg:x1="47.9cm" svg:y1="80.851cm" svg:x2="48.9cm" svg:y2="80.851cm">
            <text:p/>
          </draw:line>
          <draw:line draw:style-name="gr21" draw:text-style-name="P1" draw:layer="layout" svg:x1="48.9cm" svg:y1="74.851cm" svg:x2="48.9cm" svg:y2="80.851cm">
            <text:p/>
          </draw:line>
          <draw:line draw:style-name="gr22" draw:text-style-name="P1" draw:layer="layout" svg:x1="47.9cm" svg:y1="74.851cm" svg:x2="48.9cm" svg:y2="74.851cm">
            <text:p/>
          </draw:line>
          <draw:line draw:style-name="gr23" draw:text-style-name="P1" draw:layer="layout" svg:x1="47.9cm" svg:y1="68.851cm" svg:x2="47.9cm" svg:y2="74.851cm">
            <text:p/>
          </draw:line>
          <draw:line draw:style-name="gr24" draw:text-style-name="P1" draw:layer="layout" svg:x1="47.9cm" svg:y1="68.851cm" svg:x2="17.9cm" svg:y2="68.851cm">
            <text:p/>
          </draw:line>
        </draw:g>
        <draw:g>
          <draw:g>
            <draw:g>
              <draw:custom-shape draw:style-name="gr25" draw:text-style-name="P1" draw:layer="layout" svg:width="1cm" svg:height="1cm" svg:x="21.4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1" draw:layer="layout" svg:width="1cm" svg:height="1cm" svg:x="22.9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1" draw:layer="layout" svg:width="1cm" svg:height="1cm" svg:x="24.4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1" draw:layer="layout" svg:width="1cm" svg:height="1cm" svg:x="25.9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9" draw:text-style-name="P1" draw:layer="layout" svg:width="1cm" svg:height="1cm" svg:x="20.6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0" draw:text-style-name="P1" draw:layer="layout" svg:width="1cm" svg:height="1cm" svg:x="22.1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1" draw:layer="layout" svg:width="1cm" svg:height="1cm" svg:x="23.6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1" draw:layer="layout" svg:width="1cm" svg:height="1cm" svg:x="25.1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1" draw:layer="layout" svg:width="1cm" svg:height="1cm" svg:x="26.6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4" draw:text-style-name="P1" draw:layer="layout" svg:width="1cm" svg:height="1cm" svg:x="19.9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" draw:layer="layout" svg:width="1cm" svg:height="1cm" svg:x="21.4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6" draw:text-style-name="P1" draw:layer="layout" svg:width="1cm" svg:height="1cm" svg:x="22.9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" draw:layer="layout" svg:width="1cm" svg:height="1cm" svg:x="24.4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8" draw:text-style-name="P1" draw:layer="layout" svg:width="1cm" svg:height="1cm" svg:x="25.9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9" draw:text-style-name="P1" draw:layer="layout" svg:width="1cm" svg:height="1cm" svg:x="27.4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0" draw:text-style-name="P1" draw:layer="layout" svg:width="1cm" svg:height="1cm" svg:x="20.6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1" draw:text-style-name="P1" draw:layer="layout" svg:width="1cm" svg:height="1cm" svg:x="22.1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2" draw:text-style-name="P1" draw:layer="layout" svg:width="1cm" svg:height="1cm" svg:x="23.6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3" draw:text-style-name="P1" draw:layer="layout" svg:width="1cm" svg:height="1cm" svg:x="25.1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4" draw:text-style-name="P1" draw:layer="layout" svg:width="1cm" svg:height="1cm" svg:x="26.6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5" draw:text-style-name="P1" draw:layer="layout" svg:width="1cm" svg:height="1cm" svg:x="21.4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6" draw:text-style-name="P1" draw:layer="layout" svg:width="1cm" svg:height="1cm" svg:x="22.9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1" draw:layer="layout" svg:width="1cm" svg:height="1cm" svg:x="24.4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8" draw:text-style-name="P1" draw:layer="layout" svg:width="1cm" svg:height="1cm" svg:x="25.9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9" draw:text-style-name="P1" draw:layer="layout" svg:width="1cm" svg:height="1cm" svg:x="38.9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0" draw:text-style-name="P1" draw:layer="layout" svg:width="1cm" svg:height="1cm" svg:x="40.4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1" draw:text-style-name="P1" draw:layer="layout" svg:width="1cm" svg:height="1cm" svg:x="41.9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2" draw:text-style-name="P1" draw:layer="layout" svg:width="1cm" svg:height="1cm" svg:x="43.4cm" svg:y="123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3" draw:text-style-name="P1" draw:layer="layout" svg:width="1cm" svg:height="1cm" svg:x="38.1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4" draw:text-style-name="P1" draw:layer="layout" svg:width="1cm" svg:height="1cm" svg:x="39.6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1" draw:layer="layout" svg:width="1cm" svg:height="1cm" svg:x="41.1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6" draw:text-style-name="P1" draw:layer="layout" svg:width="1cm" svg:height="1cm" svg:x="42.6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7" draw:text-style-name="P1" draw:layer="layout" svg:width="1cm" svg:height="1cm" svg:x="44.15cm" svg:y="124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8" draw:text-style-name="P1" draw:layer="layout" svg:width="1cm" svg:height="1cm" svg:x="37.4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9" draw:text-style-name="P1" draw:layer="layout" svg:width="1cm" svg:height="1cm" svg:x="38.9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0" draw:text-style-name="P1" draw:layer="layout" svg:width="1cm" svg:height="1cm" svg:x="40.4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1" draw:text-style-name="P1" draw:layer="layout" svg:width="1cm" svg:height="1cm" svg:x="41.9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2" draw:text-style-name="P1" draw:layer="layout" svg:width="1cm" svg:height="1cm" svg:x="43.4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1cm" svg:height="1cm" svg:x="44.9cm" svg:y="126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4" draw:text-style-name="P1" draw:layer="layout" svg:width="1cm" svg:height="1cm" svg:x="38.1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5" draw:text-style-name="P1" draw:layer="layout" svg:width="1cm" svg:height="1cm" svg:x="39.6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6" draw:text-style-name="P1" draw:layer="layout" svg:width="1cm" svg:height="1cm" svg:x="41.1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7" draw:text-style-name="P1" draw:layer="layout" svg:width="1cm" svg:height="1cm" svg:x="42.6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8" draw:text-style-name="P1" draw:layer="layout" svg:width="1cm" svg:height="1cm" svg:x="44.15cm" svg:y="127.5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9" draw:text-style-name="P1" draw:layer="layout" svg:width="1cm" svg:height="1cm" svg:x="38.9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0" draw:text-style-name="P1" draw:layer="layout" svg:width="1cm" svg:height="1cm" svg:x="40.4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1" draw:text-style-name="P1" draw:layer="layout" svg:width="1cm" svg:height="1cm" svg:x="41.9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2" draw:text-style-name="P1" draw:layer="layout" svg:width="1cm" svg:height="1cm" svg:x="43.4cm" svg:y="129.0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73" draw:text-style-name="P1" draw:layer="layout" svg:x1="17.9cm" svg:y1="120.051cm" svg:x2="47.9cm" svg:y2="120.051cm">
            <text:p/>
          </draw:line>
          <draw:line draw:style-name="gr74" draw:text-style-name="P1" draw:layer="layout" svg:x1="47.9cm" svg:y1="133.051cm" svg:x2="17.9cm" svg:y2="133.051cm">
            <text:p/>
          </draw:line>
          <draw:line draw:style-name="gr75" draw:text-style-name="P1" draw:layer="layout" svg:x1="17.9cm" svg:y1="120.051cm" svg:x2="17.9cm" svg:y2="124.051cm">
            <text:p/>
          </draw:line>
          <draw:g>
            <draw:line draw:style-name="gr76" draw:text-style-name="P1" draw:layer="layout" svg:x1="16.9cm" svg:y1="124.051cm" svg:x2="17.9cm" svg:y2="124.051cm">
              <text:p/>
            </draw:line>
            <draw:line draw:style-name="gr77" draw:text-style-name="P1" draw:layer="layout" svg:x1="16.9cm" svg:y1="124.051cm" svg:x2="16.9cm" svg:y2="130.051cm">
              <text:p/>
            </draw:line>
            <draw:line draw:style-name="gr78" draw:text-style-name="P1" draw:layer="layout" svg:x1="16.9cm" svg:y1="130.051cm" svg:x2="17.9cm" svg:y2="130.051cm">
              <text:p/>
            </draw:line>
          </draw:g>
          <draw:line draw:style-name="gr79" draw:text-style-name="P1" draw:layer="layout" svg:x1="17.9cm" svg:y1="130.051cm" svg:x2="17.9cm" svg:y2="133.051cm">
            <text:p/>
          </draw:line>
          <draw:line draw:style-name="gr80" draw:text-style-name="P1" draw:layer="layout" svg:x1="47.9cm" svg:y1="130.051cm" svg:x2="48.9cm" svg:y2="130.051cm">
            <text:p/>
          </draw:line>
          <draw:line draw:style-name="gr81" draw:text-style-name="P1" draw:layer="layout" svg:x1="48.9cm" svg:y1="124.051cm" svg:x2="48.9cm" svg:y2="130.051cm">
            <text:p/>
          </draw:line>
          <draw:line draw:style-name="gr82" draw:text-style-name="P1" draw:layer="layout" svg:x1="47.9cm" svg:y1="124.051cm" svg:x2="48.9cm" svg:y2="124.051cm">
            <text:p/>
          </draw:line>
          <draw:line draw:style-name="gr83" draw:text-style-name="P1" draw:layer="layout" svg:x1="47.9cm" svg:y1="120.051cm" svg:x2="47.9cm" svg:y2="124.051cm">
            <text:p/>
          </draw:line>
          <draw:line draw:style-name="gr84" draw:text-style-name="P1" draw:layer="layout" svg:x1="47.9cm" svg:y1="130.051cm" svg:x2="47.9cm" svg:y2="133.051cm">
            <text:p/>
          </draw:line>
        </draw:g>
        <draw:g>
          <draw:line draw:style-name="gr85" draw:text-style-name="P1" draw:layer="layout" svg:x1="17.9cm" svg:y1="87.551cm" svg:x2="17.9cm" svg:y2="91.551cm">
            <text:p/>
          </draw:line>
          <draw:g>
            <draw:line draw:style-name="gr86" draw:text-style-name="P1" draw:layer="layout" svg:x1="16.9cm" svg:y1="91.551cm" svg:x2="17.9cm" svg:y2="91.551cm">
              <text:p/>
            </draw:line>
            <draw:line draw:style-name="gr87" draw:text-style-name="P1" draw:layer="layout" svg:x1="16.9cm" svg:y1="91.551cm" svg:x2="16.9cm" svg:y2="97.551cm">
              <text:p/>
            </draw:line>
            <draw:line draw:style-name="gr88" draw:text-style-name="P1" draw:layer="layout" svg:x1="16.9cm" svg:y1="97.551cm" svg:x2="17.9cm" svg:y2="97.551cm">
              <text:p/>
            </draw:line>
          </draw:g>
          <draw:line draw:style-name="gr89" draw:text-style-name="P1" draw:layer="layout" svg:x1="17.9cm" svg:y1="97.551cm" svg:x2="17.9cm" svg:y2="109.551cm">
            <text:p/>
          </draw:line>
          <draw:line draw:style-name="gr90" draw:text-style-name="P1" draw:layer="layout" svg:x1="47.9cm" svg:y1="97.551cm" svg:x2="47.9cm" svg:y2="109.551cm">
            <text:p/>
          </draw:line>
          <draw:line draw:style-name="gr91" draw:text-style-name="P1" draw:layer="layout" svg:x1="47.9cm" svg:y1="97.551cm" svg:x2="48.9cm" svg:y2="97.551cm">
            <text:p/>
          </draw:line>
          <draw:line draw:style-name="gr92" draw:text-style-name="P1" draw:layer="layout" svg:x1="48.9cm" svg:y1="91.551cm" svg:x2="48.9cm" svg:y2="97.551cm">
            <text:p/>
          </draw:line>
          <draw:line draw:style-name="gr93" draw:text-style-name="P1" draw:layer="layout" svg:x1="47.9cm" svg:y1="91.551cm" svg:x2="48.9cm" svg:y2="91.551cm">
            <text:p/>
          </draw:line>
          <draw:line draw:style-name="gr94" draw:text-style-name="P1" draw:layer="layout" svg:x1="47.9cm" svg:y1="87.551cm" svg:x2="47.9cm" svg:y2="91.551cm">
            <text:p/>
          </draw:line>
          <draw:line draw:style-name="gr95" draw:text-style-name="P1" draw:layer="layout" svg:x1="47.9cm" svg:y1="87.551cm" svg:x2="17.9cm" svg:y2="87.551cm">
            <text:p/>
          </draw:line>
          <draw:g>
            <draw:line draw:style-name="gr96" draw:text-style-name="P1" draw:layer="layout" svg:x1="16.9cm" svg:y1="109.551cm" svg:x2="17.9cm" svg:y2="109.551cm">
              <text:p/>
            </draw:line>
            <draw:line draw:style-name="gr97" draw:text-style-name="P1" draw:layer="layout" svg:x1="16.9cm" svg:y1="109.551cm" svg:x2="16.9cm" svg:y2="115.551cm">
              <text:p/>
            </draw:line>
            <draw:line draw:style-name="gr98" draw:text-style-name="P1" draw:layer="layout" svg:x1="16.9cm" svg:y1="115.551cm" svg:x2="17.9cm" svg:y2="115.551cm">
              <text:p/>
            </draw:line>
          </draw:g>
          <draw:line draw:style-name="gr99" draw:text-style-name="P1" draw:layer="layout" svg:x1="17.9cm" svg:y1="115.551cm" svg:x2="17.9cm" svg:y2="119.551cm">
            <text:p/>
          </draw:line>
          <draw:line draw:style-name="gr100" draw:text-style-name="P1" draw:layer="layout" svg:x1="47.9cm" svg:y1="115.551cm" svg:x2="47.9cm" svg:y2="119.551cm">
            <text:p/>
          </draw:line>
          <draw:line draw:style-name="gr101" draw:text-style-name="P1" draw:layer="layout" svg:x1="47.9cm" svg:y1="115.551cm" svg:x2="48.9cm" svg:y2="115.551cm">
            <text:p/>
          </draw:line>
          <draw:line draw:style-name="gr102" draw:text-style-name="P1" draw:layer="layout" svg:x1="48.9cm" svg:y1="109.551cm" svg:x2="48.9cm" svg:y2="115.551cm">
            <text:p/>
          </draw:line>
          <draw:line draw:style-name="gr103" draw:text-style-name="P1" draw:layer="layout" svg:x1="47.9cm" svg:y1="109.551cm" svg:x2="48.9cm" svg:y2="109.551cm">
            <text:p/>
          </draw:line>
          <draw:line draw:style-name="gr104" draw:text-style-name="P1" draw:layer="layout" svg:x1="17.9cm" svg:y1="119.551cm" svg:x2="47.9cm" svg:y2="119.551cm">
            <text:p/>
          </draw:line>
        </draw:g>
        <draw:g>
          <draw:custom-shape draw:style-name="gr105" draw:text-style-name="P1" draw:layer="layout" svg:width="2cm" svg:height="2cm" svg:x="60.7cm" svg:y="60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" draw:layer="layout" svg:width="1cm" svg:height="1cm" svg:x="58.7cm" svg:y="6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" draw:layer="layout" svg:width="1cm" svg:height="1cm" svg:x="79.7cm" svg:y="6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1" draw:layer="layout" svg:width="2cm" svg:height="2cm" svg:x="76.7cm" svg:y="60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1" draw:layer="layout" svg:x1="84.7cm" svg:y1="25.651cm" svg:x2="84.7cm" svg:y2="54.651cm">
            <text:p/>
          </draw:line>
          <draw:line draw:style-name="gr110" draw:text-style-name="P1" draw:layer="layout" svg:x1="84.7cm" svg:y1="25.651cm" svg:x2="85.7cm" svg:y2="25.651cm">
            <text:p/>
          </draw:line>
          <draw:line draw:style-name="gr111" draw:text-style-name="P1" draw:layer="layout" svg:x1="85.7cm" svg:y1="17.651cm" svg:x2="85.7cm" svg:y2="25.651cm">
            <text:p/>
          </draw:line>
          <draw:line draw:style-name="gr112" draw:text-style-name="P1" draw:layer="layout" svg:x1="84.7cm" svg:y1="17.651cm" svg:x2="85.7cm" svg:y2="17.651cm">
            <text:p/>
          </draw:line>
          <draw:line draw:style-name="gr113" draw:text-style-name="P1" draw:layer="layout" svg:x1="84.7cm" svg:y1="13.551cm" svg:x2="84.7cm" svg:y2="17.651cm">
            <text:p/>
          </draw:line>
          <draw:line draw:style-name="gr114" draw:text-style-name="P1" draw:layer="layout" svg:x1="84.7cm" svg:y1="62.651cm" svg:x2="84.7cm" svg:y2="66.051cm">
            <text:p/>
          </draw:line>
          <draw:line draw:style-name="gr115" draw:text-style-name="P1" draw:layer="layout" svg:x1="84.7cm" svg:y1="62.651cm" svg:x2="85.7cm" svg:y2="62.651cm">
            <text:p/>
          </draw:line>
          <draw:line draw:style-name="gr116" draw:text-style-name="P1" draw:layer="layout" svg:x1="85.7cm" svg:y1="54.651cm" svg:x2="85.7cm" svg:y2="62.651cm">
            <text:p/>
          </draw:line>
          <draw:line draw:style-name="gr117" draw:text-style-name="P1" draw:layer="layout" svg:x1="84.7cm" svg:y1="54.651cm" svg:x2="85.7cm" svg:y2="54.651cm">
            <text:p/>
          </draw:line>
          <draw:line draw:style-name="gr118" draw:text-style-name="P1" draw:layer="layout" svg:x1="54.7cm" svg:y1="66.051cm" svg:x2="84.7cm" svg:y2="66.051cm">
            <text:p/>
          </draw:line>
          <draw:line draw:style-name="gr119" draw:text-style-name="P1" draw:layer="layout" svg:x1="84.7cm" svg:y1="13.551cm" svg:x2="54.7cm" svg:y2="13.551cm">
            <text:p/>
          </draw:line>
          <draw:line draw:style-name="gr120" draw:text-style-name="P1" draw:layer="layout" svg:x1="54.7cm" svg:y1="25.651cm" svg:x2="54.7cm" svg:y2="54.651cm">
            <text:p/>
          </draw:line>
          <draw:line draw:style-name="gr121" draw:text-style-name="P1" draw:layer="layout" svg:x1="54.7cm" svg:y1="25.651cm" svg:x2="53.7cm" svg:y2="25.651cm">
            <text:p/>
          </draw:line>
          <draw:line draw:style-name="gr122" draw:text-style-name="P1" draw:layer="layout" svg:x1="53.7cm" svg:y1="17.651cm" svg:x2="53.7cm" svg:y2="25.651cm">
            <text:p/>
          </draw:line>
          <draw:line draw:style-name="gr123" draw:text-style-name="P1" draw:layer="layout" svg:x1="54.7cm" svg:y1="17.651cm" svg:x2="53.7cm" svg:y2="17.651cm">
            <text:p/>
          </draw:line>
          <draw:line draw:style-name="gr124" draw:text-style-name="P1" draw:layer="layout" svg:x1="54.7cm" svg:y1="13.551cm" svg:x2="54.7cm" svg:y2="17.651cm">
            <text:p/>
          </draw:line>
          <draw:line draw:style-name="gr125" draw:text-style-name="P1" draw:layer="layout" svg:x1="54.7cm" svg:y1="62.651cm" svg:x2="54.7cm" svg:y2="66.051cm">
            <text:p/>
          </draw:line>
          <draw:line draw:style-name="gr126" draw:text-style-name="P1" draw:layer="layout" svg:x1="54.7cm" svg:y1="62.651cm" svg:x2="53.7cm" svg:y2="62.651cm">
            <text:p/>
          </draw:line>
          <draw:line draw:style-name="gr127" draw:text-style-name="P1" draw:layer="layout" svg:x1="53.7cm" svg:y1="54.651cm" svg:x2="53.7cm" svg:y2="62.651cm">
            <text:p/>
          </draw:line>
          <draw:line draw:style-name="gr128" draw:text-style-name="P1" draw:layer="layout" svg:x1="54.7cm" svg:y1="54.651cm" svg:x2="53.7cm" svg:y2="54.651cm">
            <text:p/>
          </draw:line>
        </draw:g>
        <draw:frame draw:style-name="gr129" draw:text-style-name="P2" draw:layer="layout" svg:width="48.004cm" svg:height="3.723cm" svg:x="9cm" svg:y="3.5cm">
          <draw:text-box>
            <text:p><text:span text:style-name="T1">Arcade Cabinet for Tablets, Didier Donsez, 2013</text:span></text:p>
            <text:p><text:span text:style-name="T1">Licence CC BY SA http://creativecommons.org/licenses/by-sa/3.0/en/</text:span></text:p>
          </draw:text-box>
        </draw:frame>
        <draw:g>
          <draw:g>
            <draw:custom-shape draw:style-name="gr130" draw:text-style-name="P1" draw:layer="layout" svg:width="5cm" svg:height="0.997cm" svg:x="22cm" svg:y="65.95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31" draw:text-style-name="P1" draw:layer="layout" svg:width="5cm" svg:height="0.997cm" svg:x="39cm" svg:y="65.958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132" draw:text-style-name="P1" draw:layer="layout" svg:x1="18cm" svg:y1="32.151cm" svg:x2="48cm" svg:y2="32.151cm">
              <text:p/>
            </draw:line>
            <draw:g>
              <draw:line draw:style-name="gr133" draw:text-style-name="P1" draw:layer="layout" svg:x1="18cm" svg:y1="32.151cm" svg:x2="18cm" svg:y2="37.151cm">
                <text:p/>
              </draw:line>
              <draw:line draw:style-name="gr134" draw:text-style-name="P1" draw:layer="layout" svg:x1="17cm" svg:y1="37.151cm" svg:x2="18cm" svg:y2="37.151cm">
                <text:p/>
              </draw:line>
              <draw:line draw:style-name="gr135" draw:text-style-name="P1" draw:layer="layout" svg:x1="17cm" svg:y1="37.151cm" svg:x2="17cm" svg:y2="45.151cm">
                <text:p/>
              </draw:line>
              <draw:line draw:style-name="gr136" draw:text-style-name="P1" draw:layer="layout" svg:x1="17cm" svg:y1="45.151cm" svg:x2="18cm" svg:y2="45.151cm">
                <text:p/>
              </draw:line>
              <draw:line draw:style-name="gr137" draw:text-style-name="P1" draw:layer="layout" svg:x1="17cm" svg:y1="55.651cm" svg:x2="18cm" svg:y2="55.651cm">
                <text:p/>
              </draw:line>
              <draw:line draw:style-name="gr138" draw:text-style-name="P1" draw:layer="layout" svg:x1="18cm" svg:y1="45.251cm" svg:x2="18cm" svg:y2="55.651cm">
                <text:p/>
              </draw:line>
              <draw:line draw:style-name="gr139" draw:text-style-name="P1" draw:layer="layout" svg:x1="17cm" svg:y1="55.651cm" svg:x2="17cm" svg:y2="63.651cm">
                <text:p/>
              </draw:line>
              <draw:line draw:style-name="gr140" draw:text-style-name="P1" draw:layer="layout" svg:x1="17cm" svg:y1="63.651cm" svg:x2="18cm" svg:y2="63.651cm">
                <text:p/>
              </draw:line>
              <draw:line draw:style-name="gr141" draw:text-style-name="P1" draw:layer="layout" svg:x1="18cm" svg:y1="63.651cm" svg:x2="18cm" svg:y2="68.651cm">
                <text:p/>
              </draw:line>
            </draw:g>
            <draw:line draw:style-name="gr142" draw:text-style-name="P1" draw:layer="layout" svg:x1="48cm" svg:y1="68.651cm" svg:x2="18cm" svg:y2="68.651cm">
              <text:p/>
            </draw:line>
            <draw:g>
              <draw:line draw:style-name="gr143" draw:text-style-name="P1" draw:layer="layout" svg:x1="48cm" svg:y1="32.151cm" svg:x2="48cm" svg:y2="37.151cm">
                <text:p/>
              </draw:line>
              <draw:line draw:style-name="gr144" draw:text-style-name="P1" draw:layer="layout" svg:x1="49cm" svg:y1="37.151cm" svg:x2="48cm" svg:y2="37.151cm">
                <text:p/>
              </draw:line>
              <draw:line draw:style-name="gr145" draw:text-style-name="P1" draw:layer="layout" svg:x1="49cm" svg:y1="37.151cm" svg:x2="49cm" svg:y2="45.151cm">
                <text:p/>
              </draw:line>
              <draw:line draw:style-name="gr146" draw:text-style-name="P1" draw:layer="layout" svg:x1="49cm" svg:y1="45.151cm" svg:x2="48cm" svg:y2="45.151cm">
                <text:p/>
              </draw:line>
              <draw:line draw:style-name="gr147" draw:text-style-name="P1" draw:layer="layout" svg:x1="49cm" svg:y1="55.651cm" svg:x2="48cm" svg:y2="55.651cm">
                <text:p/>
              </draw:line>
              <draw:line draw:style-name="gr148" draw:text-style-name="P1" draw:layer="layout" svg:x1="48cm" svg:y1="45.251cm" svg:x2="48cm" svg:y2="55.651cm">
                <text:p/>
              </draw:line>
              <draw:line draw:style-name="gr149" draw:text-style-name="P1" draw:layer="layout" svg:x1="49cm" svg:y1="55.651cm" svg:x2="49cm" svg:y2="63.651cm">
                <text:p/>
              </draw:line>
              <draw:line draw:style-name="gr150" draw:text-style-name="P1" draw:layer="layout" svg:x1="49cm" svg:y1="63.651cm" svg:x2="48cm" svg:y2="63.651cm">
                <text:p/>
              </draw:line>
              <draw:line draw:style-name="gr151" draw:text-style-name="P1" draw:layer="layout" svg:x1="48cm" svg:y1="63.651cm" svg:x2="48cm" svg:y2="68.651cm">
                <text:p/>
              </draw:line>
            </draw:g>
          </draw:g>
          <draw:custom-shape draw:style-name="gr152" draw:text-style-name="P1" draw:layer="layout" svg:width="0.2cm" svg:height="0.2cm" svg:x="32.9cm" svg:y="6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path draw:style-name="gr153" draw:text-style-name="P3" draw:layer="layout" svg:width="36.263cm" svg:height="57.848cm" svg:x="50.736cm" svg:y="68.151cm" svg:viewBox="0 0 36264 57849" svg:d="m36135 12687c-166 888 15 551-281 1317-256 660-11743 3047-13060 3460s-2224 1235-2634 2141c-413 905-3541 18692-3541 18692 0 0-412 1894 82 3048 494 1152 494 1728 1647 2716 1152 989 1975 1401 3129 2224s1070 1070 1070 1977c0 904-1811 8564-1811 8564 0 0-82 329-413 823-329 494-3788-82-3788-82l-9646-1833c0 0-6146-832-6640-1326s-99-54402-99-54402c0 0 33178-14 34584 0 1748 17 1496 1123 1530 1822-12 935-129 10859-129 10859z">
                <text:p/>
              </draw:path>
              <draw:custom-shape draw:style-name="gr154" draw:text-style-name="P1" draw:layer="layout" svg:width="1cm" svg:height="6cm" svg:x="85.036cm" svg:y="72.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55" draw:text-style-name="P1" draw:layer="layout" svg:width="1cm" svg:height="8cm" svg:x="51.736cm" svg:y="109.2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56" draw:text-style-name="P1" draw:layer="layout" svg:width="1cm" svg:height="8cm" svg:x="51.736cm" svg:y="72.2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57" draw:text-style-name="P1" draw:layer="layout" svg:width="1cm" svg:height="6cm" draw:transform="rotate (1.74532925199433) translate (58.228cm 124.42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58" draw:text-style-name="P1" draw:layer="layout" svg:width="1cm" svg:height="8cm" draw:transform="rotate (-0.20943951023932) translate (63.261cm 109.736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59" draw:text-style-name="P1" draw:layer="layout" svg:width="1cm" svg:height="8cm" draw:transform="rotate (-0.20943951023932) translate (67.107cm 91.64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60" draw:text-style-name="P1" draw:layer="layout" svg:width="1cm" svg:height="6cm" draw:transform="rotate (1.5707963267949) translate (56.936cm 70.5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61" draw:text-style-name="P1" draw:layer="layout" svg:width="1cm" svg:height="6cm" draw:transform="rotate (1.5707963267949) translate (75.036cm 70.5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g>
                <draw:g>
                  <draw:custom-shape draw:style-name="gr162" draw:text-style-name="P1" draw:layer="layout" svg:width="1cm" svg:height="1cm" svg:x="61.036cm" svg:y="94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3" draw:text-style-name="P1" draw:layer="layout" svg:width="1cm" svg:height="1cm" svg:x="59.536cm" svg:y="94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4" draw:text-style-name="P1" draw:layer="layout" svg:width="1cm" svg:height="1cm" svg:x="58.036cm" svg:y="94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5" draw:text-style-name="P1" draw:layer="layout" svg:width="1cm" svg:height="1cm" svg:x="56.536cm" svg:y="94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66" draw:text-style-name="P1" draw:layer="layout" svg:width="1cm" svg:height="1cm" svg:x="61.786cm" svg:y="92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7" draw:text-style-name="P1" draw:layer="layout" svg:width="1cm" svg:height="1cm" svg:x="60.286cm" svg:y="92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8" draw:text-style-name="P1" draw:layer="layout" svg:width="1cm" svg:height="1cm" svg:x="58.786cm" svg:y="92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69" draw:text-style-name="P1" draw:layer="layout" svg:width="1cm" svg:height="1cm" svg:x="57.286cm" svg:y="92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0" draw:text-style-name="P1" draw:layer="layout" svg:width="1cm" svg:height="1cm" svg:x="55.786cm" svg:y="92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71" draw:text-style-name="P1" draw:layer="layout" svg:width="1cm" svg:height="1cm" svg:x="62.536cm" svg:y="91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2" draw:text-style-name="P1" draw:layer="layout" svg:width="1cm" svg:height="1cm" svg:x="61.036cm" svg:y="91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3" draw:text-style-name="P1" draw:layer="layout" svg:width="1cm" svg:height="1cm" svg:x="59.536cm" svg:y="91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4" draw:text-style-name="P1" draw:layer="layout" svg:width="1cm" svg:height="1cm" svg:x="58.036cm" svg:y="91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5" draw:text-style-name="P1" draw:layer="layout" svg:width="1cm" svg:height="1cm" svg:x="56.536cm" svg:y="91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6" draw:text-style-name="P1" draw:layer="layout" svg:width="1cm" svg:height="1cm" svg:x="55.036cm" svg:y="91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77" draw:text-style-name="P1" draw:layer="layout" svg:width="1cm" svg:height="1cm" svg:x="61.786cm" svg:y="89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8" draw:text-style-name="P1" draw:layer="layout" svg:width="1cm" svg:height="1cm" svg:x="60.286cm" svg:y="89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79" draw:text-style-name="P1" draw:layer="layout" svg:width="1cm" svg:height="1cm" svg:x="58.786cm" svg:y="89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0" draw:text-style-name="P1" draw:layer="layout" svg:width="1cm" svg:height="1cm" svg:x="57.286cm" svg:y="89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1" draw:text-style-name="P1" draw:layer="layout" svg:width="1cm" svg:height="1cm" svg:x="55.786cm" svg:y="89.7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182" draw:text-style-name="P1" draw:layer="layout" svg:width="1cm" svg:height="1cm" svg:x="61.036cm" svg:y="88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3" draw:text-style-name="P1" draw:layer="layout" svg:width="1cm" svg:height="1cm" svg:x="59.536cm" svg:y="88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4" draw:text-style-name="P1" draw:layer="layout" svg:width="1cm" svg:height="1cm" svg:x="58.036cm" svg:y="88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85" draw:text-style-name="P1" draw:layer="layout" svg:width="1cm" svg:height="1cm" svg:x="56.536cm" svg:y="88.2cm">
                    <text:p/>
      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  <draw:line draw:style-name="gr186" draw:text-style-name="P1" draw:layer="layout" svg:x1="86.836cm" svg:y1="82.4cm" svg:x2="73.036cm" svg:y2="85.7cm">
              <text:p/>
            </draw:line>
          </draw:g>
          <draw:custom-shape draw:style-name="gr187" draw:text-style-name="P1" draw:layer="layout" svg:width="0.2cm" svg:height="0.2cm" svg:x="68.9cm" svg:y="6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cm" svg:height="0.2cm" svg:x="52.2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cm" svg:height="0.2cm" svg:x="52.2cm" svg:y="8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0" draw:text-style-name="P1" draw:layer="layout" svg:width="0.2cm" svg:height="0.2cm" svg:x="85.4cm" svg:y="7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1" draw:layer="layout" svg:width="0.2cm" svg:height="0.2cm" svg:x="85.4cm" svg:y="7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3cm" svg:height="0.3cm" svg:x="64.7cm" svg:y="10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3" draw:text-style-name="P1" draw:layer="layout" svg:width="0.3cm" svg:height="0.3cm" svg:x="53.9cm" svg:y="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4" draw:text-style-name="P1" draw:layer="layout" svg:width="0.3cm" svg:height="0.3cm" svg:x="68.1cm" svg:y="12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path draw:style-name="gr195" draw:text-style-name="P3" draw:layer="layout" svg:width="36.263cm" svg:height="57.848cm" draw:transform="rotate (-3.14159265358979) translate (92.2639753774957cm 145cm)" svg:viewBox="0 0 36264 57849" svg:d="m36135 12687c-166 888 15 551-281 1317-256 660-11743 3047-13060 3460s-2224 1235-2634 2141c-413 905-3541 18692-3541 18692 0 0-412 1894 82 3048 494 1152 494 1728 1647 2716 1152 989 1975 1401 3129 2224s1070 1070 1070 1977c0 904-1811 8564-1811 8564 0 0-82 329-413 823-329 494-3788-82-3788-82l-9646-1833c0 0-6146-832-6640-1326s-99-54402-99-54402c0 0 33178-14 34584 0 1748 17 1496 1123 1530 1822-12 935-129 10859-129 10859z">
                <text:p/>
              </draw:path>
              <draw:custom-shape draw:style-name="gr196" draw:text-style-name="P1" draw:layer="layout" svg:width="1cm" svg:height="6cm" svg:x="56.964cm" svg:y="134.75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7" draw:text-style-name="P1" draw:layer="layout" svg:width="1cm" svg:height="8cm" svg:x="90.264cm" svg:y="95.95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8" draw:text-style-name="P1" draw:layer="layout" svg:width="1cm" svg:height="8cm" svg:x="90.264cm" svg:y="132.95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9" draw:text-style-name="P1" draw:layer="layout" svg:width="1cm" svg:height="6cm" draw:transform="rotate (1.74532925199433) translate (79.038cm 90.7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00" draw:text-style-name="P1" draw:layer="layout" svg:width="1cm" svg:height="8cm" draw:transform="rotate (-0.20943951023932) translate (80.425cm 95.379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01" draw:text-style-name="P1" draw:layer="layout" svg:width="1cm" svg:height="8cm" draw:transform="rotate (-0.20943951023932) translate (76.579cm 113.475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02" draw:text-style-name="P1" draw:layer="layout" svg:width="1cm" svg:height="6cm" draw:transform="rotate (1.5707963267949) translate (80.064cm 143.651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03" draw:text-style-name="P1" draw:layer="layout" svg:width="1cm" svg:height="6cm" draw:transform="rotate (1.5707963267949) translate (61.964cm 143.651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g>
                <draw:g>
                  <draw:custom-shape draw:style-name="gr204" draw:text-style-name="P1" draw:layer="layout" svg:width="1cm" svg:height="1cm" svg:x="80.964cm" svg:y="117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5" draw:text-style-name="P1" draw:layer="layout" svg:width="1cm" svg:height="1cm" svg:x="82.464cm" svg:y="117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6" draw:text-style-name="P1" draw:layer="layout" svg:width="1cm" svg:height="1cm" svg:x="83.964cm" svg:y="117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7" draw:text-style-name="P1" draw:layer="layout" svg:width="1cm" svg:height="1cm" svg:x="85.464cm" svg:y="117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08" draw:text-style-name="P1" draw:layer="layout" svg:width="1cm" svg:height="1cm" svg:x="80.214cm" svg:y="119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09" draw:text-style-name="P1" draw:layer="layout" svg:width="1cm" svg:height="1cm" svg:x="81.714cm" svg:y="119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0" draw:text-style-name="P1" draw:layer="layout" svg:width="1cm" svg:height="1cm" svg:x="83.214cm" svg:y="119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1" draw:text-style-name="P1" draw:layer="layout" svg:width="1cm" svg:height="1cm" svg:x="84.714cm" svg:y="119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2" draw:text-style-name="P1" draw:layer="layout" svg:width="1cm" svg:height="1cm" svg:x="86.214cm" svg:y="119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13" draw:text-style-name="P1" draw:layer="layout" svg:width="1cm" svg:height="1cm" svg:x="79.464cm" svg:y="120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4" draw:text-style-name="P1" draw:layer="layout" svg:width="1cm" svg:height="1cm" svg:x="80.964cm" svg:y="120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5" draw:text-style-name="P1" draw:layer="layout" svg:width="1cm" svg:height="1cm" svg:x="82.464cm" svg:y="120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6" draw:text-style-name="P1" draw:layer="layout" svg:width="1cm" svg:height="1cm" svg:x="83.964cm" svg:y="120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7" draw:text-style-name="P1" draw:layer="layout" svg:width="1cm" svg:height="1cm" svg:x="85.464cm" svg:y="120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18" draw:text-style-name="P1" draw:layer="layout" svg:width="1cm" svg:height="1cm" svg:x="86.964cm" svg:y="120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19" draw:text-style-name="P1" draw:layer="layout" svg:width="1cm" svg:height="1cm" svg:x="80.214cm" svg:y="122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0" draw:text-style-name="P1" draw:layer="layout" svg:width="1cm" svg:height="1cm" svg:x="81.714cm" svg:y="122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1" draw:text-style-name="P1" draw:layer="layout" svg:width="1cm" svg:height="1cm" svg:x="83.214cm" svg:y="122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2" draw:text-style-name="P1" draw:layer="layout" svg:width="1cm" svg:height="1cm" svg:x="84.714cm" svg:y="122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3" draw:text-style-name="P1" draw:layer="layout" svg:width="1cm" svg:height="1cm" svg:x="86.214cm" svg:y="122.4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224" draw:text-style-name="P1" draw:layer="layout" svg:width="1cm" svg:height="1cm" svg:x="80.964cm" svg:y="123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5" draw:text-style-name="P1" draw:layer="layout" svg:width="1cm" svg:height="1cm" svg:x="82.464cm" svg:y="123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6" draw:text-style-name="P1" draw:layer="layout" svg:width="1cm" svg:height="1cm" svg:x="83.964cm" svg:y="123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27" draw:text-style-name="P1" draw:layer="layout" svg:width="1cm" svg:height="1cm" svg:x="85.464cm" svg:y="123.951cm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  <draw:line draw:style-name="gr228" draw:text-style-name="P1" draw:layer="layout" svg:x1="56.164cm" svg:y1="130.751cm" svg:x2="69.964cm" svg:y2="127.451cm">
              <text:p/>
            </draw:line>
          </draw:g>
          <draw:custom-shape draw:style-name="gr229" draw:text-style-name="P1" draw:layer="layout" svg:width="0.2cm" svg:height="0.2cm" svg:x="73.9cm" svg:y="143.0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0" draw:text-style-name="P1" draw:layer="layout" svg:width="0.2cm" svg:height="0.2cm" svg:x="90.6cm" svg:y="106.0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1" draw:text-style-name="P1" draw:layer="layout" svg:width="0.2cm" svg:height="0.2cm" svg:x="90.6cm" svg:y="130.6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2" draw:text-style-name="P1" draw:layer="layout" svg:width="0.2cm" svg:height="0.2cm" svg:x="57.4cm" svg:y="141.5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3" draw:text-style-name="P1" draw:layer="layout" svg:width="0.2cm" svg:height="0.2cm" svg:x="57.4cm" svg:y="133.5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4" draw:text-style-name="P1" draw:layer="layout" svg:width="0.3cm" svg:height="0.3cm" svg:x="78cm" svg:y="108.3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5" draw:text-style-name="P1" draw:layer="layout" svg:width="0.3cm" svg:height="0.3cm" svg:x="88.8cm" svg:y="90.8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6" draw:text-style-name="P1" draw:layer="layout" svg:width="0.3cm" svg:height="0.3cm" svg:x="74.6cm" svg:y="88.251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7" draw:text-style-name="P1" draw:layer="layout" svg:width="36cm" svg:height="18cm" svg:x="15cm" svg:y="13cm">
            <text:p/>
            <draw:enhanced-geometry svg:viewBox="0 0 21600 21600" draw:path-stretchpoint-x="10800" draw:path-stretchpoint-y="10800" draw:text-areas="?f3 ?f4 ?f5 ?f6" draw:type="round-rectangle" draw:modifiers="2039.886672962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1" draw:layer="layout" svg:width="2.8cm" svg:height="2.8cm" svg:x="29.2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9" draw:text-style-name="P1" draw:layer="layout" svg:width="2.8cm" svg:height="2.8cm" svg:x="34.1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0" draw:text-style-name="P1" draw:layer="layout" svg:width="2.8cm" svg:height="2.8cm" svg:x="29.2cm" svg:y="2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1" draw:layer="layout" svg:width="2.8cm" svg:height="2.8cm" svg:x="34.1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1" draw:layer="layout" svg:width="4.2cm" svg:height="4.2cm" svg:x="20.8cm" svg:y="2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3" draw:text-style-name="P1" draw:layer="layout" svg:width="1cm" svg:height="4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244" draw:text-style-name="P1" draw:layer="layout" svg:width="1cm" svg:height="4cm" svg:x="48cm" svg:y="13cm">
            <text:p/>
            <draw:enhanced-geometry svg:viewBox="0 0 21600 21600" draw:type="rectangle" draw:enhanced-path="M 0 0 L 21600 0 21600 21600 0 21600 0 0 Z N"/>
          </draw:custom-shape>
          <draw:custom-shape draw:style-name="gr245" draw:text-style-name="P1" draw:layer="layout" svg:width="2.8cm" svg:height="2.8cm" svg:x="39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6" draw:text-style-name="P1" draw:layer="layout" svg:width="2.8cm" svg:height="2.8cm" svg:x="43.9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7" draw:text-style-name="P1" draw:layer="layout" svg:width="2.8cm" svg:height="2.8cm" svg:x="39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8" draw:text-style-name="P1" draw:layer="layout" svg:width="2.8cm" svg:height="2.8cm" svg:x="43.9cm" svg:y="2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9" draw:text-style-name="P1" draw:layer="layout" svg:width="0.3cm" svg:height="0.3cm" svg:x="17.3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0" draw:text-style-name="P1" draw:layer="layout" svg:width="0.3cm" svg:height="0.3cm" svg:x="17.3cm" svg:y="24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1" draw:text-style-name="P1" draw:layer="layout" svg:width="0.3cm" svg:height="0.3cm" svg:x="48.4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2" draw:text-style-name="P1" draw:layer="layout" svg:width="0.3cm" svg:height="0.3cm" svg:x="48.4cm" svg:y="24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3" draw:text-style-name="P5" draw:layer="layout" svg:width="4.21cm" svg:height="3cm" svg:x="92.095cm" svg:y="5.608cm">
          <draw:text-box draw:corner-radius="0.6cm">
            <text:p text:style-name="P4"><text:span text:style-name="T2">(0)!</text:span></text:p>
            <text:p text:style-name="P4"><text:span text:style-name="T3">Open Design</text:span></text:p>
          </draw:text-box>
        </draw:frame>
        <draw:path draw:style-name="gr254" draw:layer="layout" svg:width="2.763cm" svg:height="2.675cm" svg:x="92.939cm" svg:y="1.808cm" svg:viewBox="0 0 2764 2676" svg:d="m1382 0c-763 0-1382 619-1382 1382 0 592 373 1098 897 1294l318-849c-180-68-308-242-308-445 0-262 213-475 475-475s475 213 475 475c0 203-128 377-308 445l318 849c524-196 897-702 897-1294 0-763-619-1382-1382-1382z">
          <text:p/>
        </draw:path>
        <draw:polygon draw:style-name="gr255" draw:layer="layout" svg:width="0.227cm" svg:height="0.295cm" svg:x="95.533cm" svg:y="4.103cm" svg:viewBox="0 0 228 296" draw:points="141,41 141,296 88,296 88,41 0,41 0,0 228,0 228,41">
          <text:p/>
        </draw:polygon>
        <draw:path draw:style-name="gr255" draw:layer="layout" svg:width="0.385cm" svg:height="0.32cm" svg:x="95.794cm" svg:y="4.09cm" svg:viewBox="0 0 386 321" svg:d="m300 163c0-3-1-9-3-20-1-8-2-15-3-21-1 7-3 14-6 20-2 7-5 14-9 21l-86 158-86-161c-4-7-7-13-10-20-2-6-5-12-6-18 0 6-1 13-2 19-1 8-2 14-4 22l-36 146h-49l78-309 97 187c1 3 4 8 7 15s6 15 11 26c3-9 8-20 15-33 2-4 3-6 4-8l95-187 79 309h-49z">
          <text:p/>
        </draw:path>
        <draw:path draw:style-name="gr256" draw:layer="layout" svg:width="0.414cm" svg:height="0.54cm" svg:x="92.095cm" svg:y="4.82cm" svg:viewBox="0 0 415 541" svg:d="m311 345c0 57-46 104-104 104s-103-47-103-104v-149c0-57 46-104 103-104s104 47 104 104zm104 0v-149c0-117-82-196-208-196s-207 78-207 196v149c0 118 82 196 207 196s208-78 208-196z">
          <text:p/>
        </draw:path>
        <draw:path draw:style-name="gr256" draw:layer="layout" svg:width="0.414cm" svg:height="0.776cm" svg:x="92.568cm" svg:y="4.831cm" svg:viewBox="0 0 415 777" svg:d="m311 323c0 56-45 103-104 103-57 0-103-47-103-103v-127c0-57 46-104 103-104 59 0 104 47 104 104zm104 0v-127c0-117-83-196-200-196-68 0-100 38-115 38-5 0-8-5-8-13v-13c0-9-3-12-12-12h-68c-9 0-12 3-12 12v754c0 8 3 11 12 11h80c8 0 12-3 12-11v-273c0-8 3-13 9-13 10 0 45 38 112 38 107 0 190-83 190-195z">
          <text:p/>
        </draw:path>
        <draw:path draw:style-name="gr256" draw:layer="layout" svg:width="0.414cm" svg:height="0.54cm" svg:x="93.023cm" svg:y="4.82cm" svg:viewBox="0 0 415 541" svg:d="m299 207h-184c-10 0-11-4-11-17 0-51 48-98 103-98s104 46 104 96c0 13-1 19-12 19zm116 70v-81c0-105-92-196-208-196s-207 91-207 196v149c0 118 82 196 207 196 61 0 110-16 144-48 35-32 49-62 49-70 0-4-2-6-7-8l-73-37c-2-1-4-3-7-3-6 0-17 19-42 49-13 15-36 25-64 25-58 0-103-47-103-104v-46c0-7 3-11 11-11h288c8 0 12-4 12-11z">
          <text:p/>
        </draw:path>
        <draw:path draw:style-name="gr256" draw:layer="layout" svg:width="0.414cm" svg:height="0.517cm" svg:x="93.488cm" svg:y="4.831cm" svg:viewBox="0 0 415 518" svg:d="m403 518h-80c-9 0-12-3-12-11v-311c0-57-45-104-104-104-57 0-103 47-103 104v311c0 8-4 11-12 11h-80c-9 0-12-3-12-11v-495c0-9 3-12 12-12h69c8 0 11 3 11 12v13c0 8 3 13 8 13 15 0 47-38 115-38 117 0 200 79 200 196v311c0 8-4 11-12 11z">
          <text:p/>
        </draw:path>
        <draw:path draw:style-name="gr256" draw:layer="layout" svg:width="0.395cm" svg:height="0.531cm" svg:x="94.115cm" svg:y="4.829cm" svg:viewBox="0 0 396 532" svg:d="m75 137c0 48 35 69 115 86 133 29 206 47 206 143 0 98-71 166-183 166h-36c-107 0-177-64-177-100 0-3 2-6 8-8l45-22c2-1 5-1 6-1 3 0 5 2 9 6 30 33 53 64 109 64h36c64 0 106-37 106-84 0-43-36-68-113-84-133-28-206-41-206-143 0-94 70-160 177-160h36c105 0 176 63 176 98 0 3-3 6-8 8l-43 22c-3 1-4 1-5 1-4 0-6-2-10-6-31-34-58-62-110-62h-36c-67 0-102 29-102 76z">
          <text:p/>
        </draw:path>
        <draw:path draw:style-name="gr256" draw:layer="layout" svg:width="0.4cm" svg:height="0.531cm" svg:x="94.561cm" svg:y="4.829cm" svg:viewBox="0 0 401 532" svg:d="m323 343c0 67-55 123-124 123s-122-56-122-123v-155c0-68 52-122 122-122 69 0 124 56 124 122zm78 0v-155c0-112-79-188-202-188-122 0-199 74-199 188v155c0 114 77 189 199 189 123 0 202-76 202-189z">
          <text:p/>
        </draw:path>
        <draw:path draw:style-name="gr256" draw:layer="layout" svg:width="0.4cm" svg:height="0.508cm" svg:x="95.022cm" svg:y="4.84cm" svg:viewBox="0 0 401 509" svg:d="m389 509h-42c-9 0-12-3-12-12v-49c0-8-4-13-9-13-10 0-22 19-43 40-22 21-57 34-95 34-105 0-188-77-188-189v-308c0-9 3-12 12-12h54c8 0 11 3 11 12v308c0 67 54 124 122 124 72 0 124-56 124-124v-308c0-9 4-12 12-12h54c8 0 12 3 12 12v485c0 9-4 12-12 12z">
          <text:p/>
        </draw:path>
        <draw:path draw:style-name="gr256" draw:layer="layout" svg:width="0.254cm" svg:height="0.508cm" svg:x="95.527cm" svg:y="4.84cm" svg:viewBox="0 0 255 509" svg:d="m244 82c-9 0-24-4-44-4-70 0-122 53-122 121v298c0 9-3 12-11 12h-55c-9 0-12-3-12-12v-485c0-9 3-12 12-12h42c8 0 12 3 12 12v57c0 8 4 13 9 13 13 0 31-29 72-63 13-10 37-19 53-19h43c8 0 12 3 12 12v58c0 9-3 12-11 12z">
          <text:p/>
        </draw:path>
        <draw:path draw:style-name="gr256" draw:layer="layout" svg:width="0.378cm" svg:height="0.531cm" svg:x="95.779cm" svg:y="4.829cm" svg:viewBox="0 0 379 532" svg:d="m378 431c0 37-70 101-179 101-122 0-199-75-199-189v-155c0-114 77-188 199-188 108 0 180 61 180 99 0 4-4 7-8 9l-48 25c-3 1-4 1-5 1-4 0-6-1-10-5-34-32-57-63-109-63-70 0-122 54-122 122v155c0 67 53 123 122 123 28 0 56-11 76-31 24-23 35-39 42-39 1 0 3 0 6 2l48 23c6 3 7 5 7 10z">
          <text:p/>
        </draw:path>
        <draw:path draw:style-name="gr256" draw:layer="layout" svg:width="0.4cm" svg:height="0.531cm" svg:x="96.199cm" svg:y="4.829cm" svg:viewBox="0 0 401 532" svg:d="m323 204c0 8-4 11-12 11h-222c-9 0-12-3-12-11v-16c0-68 52-122 122-122 69 0 124 56 124 122zm78 54v-70c0-99-90-188-202-188-59 0-107 21-145 61-35 37-54 84-54 127v155c0 114 77 189 199 189 109 0 179-64 179-101 0-5-1-7-7-10l-48-23c-3-2-5-2-6-2-7 0-18 16-42 39-20 20-48 31-76 31-69 0-122-56-122-123v-62c0-8 3-11 12-11h300c8 0 12-4 12-12z">
          <text:p/>
        </draw:path>
        <draw:path draw:style-name="gr257" draw:layer="layout" svg:width="3.478cm" svg:height="3.13cm" svg:x="97.222cm" svg:y="1.697cm" svg:viewBox="0 0 3479 3131" svg:d="m3460 1497-427-80c-11-2-22-11-25-21l-131-306c-5-9-4-24 2-33l249-363c6-8 4-22-3-29l-311-311c-7-8-21-9-29-3l-370 254c-8 6-23 7-33 2l-296-121c-10-4-20-15-22-25l-82-442c-2-10-12-19-23-19h-439c-11 0-21 9-23 19l-82 442c-2 10-12 21-22 25l-296 121c-10 5-25 4-34-2l-369-254c-8-6-22-4-29 3l-311 311c-7 7-9 21-3 29l249 363c6 9 7 24 2 33l-131 306c-3 10-14 19-25 21l-427 80c-10 2-19 12-19 23v439c0 11 9 21 19 23l417 78c10 1 21 11 24 21l130 325c5 10 4 25-2 33l-237 345c-6 9-4 22 3 30l311 311c7 7 21 8 29 2l339-232c9-6 24-7 33-1l149 80c10 5 21 0 25-9l308-745c4-10 0-22-9-28l-38-23c-7-4-16-11-23-18-135-86-225-237-225-409 0-269 218-486 486-486 269 0 487 217 487 486 0 172-90 323-225 409-7 7-17 14-23 18l-38 23c-9 6-13 18-9 28l308 745c4 9 15 14 25 9l149-80c9-5 24-5 33 1l338 232c9 6 22 5 30-2l311-311c7-8 8-21 2-30l-236-345c-6-8-7-23-3-33l130-325c4-10 15-20 25-21l417-78c10-2 19-12 19-23v-439c0-11-9-21-19-23">
          <text:p/>
        </draw:path>
        <draw:path draw:style-name="gr257" draw:layer="layout" svg:width="0.374cm" svg:height="0.477cm" svg:x="97.627cm" svg:y="5.922cm" svg:viewBox="0 0 375 478" svg:d="m282 472h93v-318c0-115-79-154-194-154-70 0-121 18-157 68l74 56c16-26 39-36 88-36 67 0 96 16 96 60v49h-130c-100 0-152 63-152 138 0 81 61 143 165 143 63 0 95-15 115-47h2zm0-164c0 73-27 81-105 81-64 0-89-27-89-59 0-34 26-56 81-56h113z">
          <text:p/>
        </draw:path>
        <draw:path draw:style-name="gr257" draw:layer="layout" svg:width="0.314cm" svg:height="0.471cm" svg:x="98.106cm" svg:y="5.922cm" svg:viewBox="0 0 315 472" svg:d="m0 472h94v-281c0-68 45-97 91-97 24 0 40 6 62 23l68-81c-29-22-60-36-98-36-49 0-92 18-121 55h-2v-49h-94z">
          <text:p/>
        </draw:path>
        <draw:path draw:style-name="gr257" draw:layer="layout" svg:width="0.372cm" svg:height="0.66cm" svg:x="98.423cm" svg:y="5.739cm" svg:viewBox="0 0 373 661" svg:d="m279 655h94v-655h-94v238c-35-33-73-55-121-55-57 0-98 26-125 61-26 33-33 63-33 178s7 145 33 178c27 35 68 61 125 61 48 0 91-22 121-54m-92-330c87 0 92 77 92 144 0 69-5 146-92 146-89 0-93-73-93-146 0-71 4-144 93-144">
          <text:p/>
        </draw:path>
        <draw:polygon draw:style-name="gr257" draw:layer="layout" svg:width="0.66cm" svg:height="0.465cm" svg:x="98.845cm" svg:y="5.928cm" svg:viewBox="0 0 661 466" draw:points="429,466 512,466 661,0 561,0 472,327 470,327 364,0 296,0 190,327 189,327 99,0 0,0 149,466 232,466 329,140 331,140">
          <text:p/>
        </draw:polygon>
        <draw:path draw:style-name="gr257" draw:layer="layout" svg:width="0.375cm" svg:height="0.477cm" svg:x="99.513cm" svg:y="5.922cm" svg:viewBox="0 0 376 478" svg:d="m282 472h94v-318c0-115-80-154-195-154-70 0-121 18-157 68l74 56c16-26 39-36 88-36 67 0 96 16 96 60v49h-130c-100 0-152 63-152 138 0 81 61 143 165 143 63 0 95-15 115-47h2zm0-164c0 73-27 81-105 81-64 0-89-27-89-59 0-34 26-56 81-56h113z">
          <text:p/>
        </draw:path>
        <draw:path draw:style-name="gr257" draw:layer="layout" svg:width="0.314cm" svg:height="0.471cm" svg:x="99.992cm" svg:y="5.922cm" svg:viewBox="0 0 315 472" svg:d="m0 472h94v-281c0-68 45-97 91-97 24 0 40 6 62 23l68-81c-29-22-60-36-98-36-50 0-92 18-121 55h-2v-49h-94z">
          <text:p/>
        </draw:path>
        <draw:path draw:style-name="gr257" draw:layer="layout" svg:width="0.384cm" svg:height="0.477cm" svg:x="100.308cm" svg:y="5.922cm" svg:viewBox="0 0 385 478" svg:d="m385 274v-77c0-121-90-197-193-197-90 0-192 59-192 240 0 192 111 238 207 238 63 0 122-23 168-76l-68-58c-27 29-66 45-102 45-64 0-111-39-111-115zm-291-77c2-71 43-109 98-109 56 0 96 38 99 109z">
          <text:p/>
        </draw:path>
        <draw:path draw:style-name="gr257" draw:layer="layout" svg:width="0.384cm" svg:height="0.477cm" svg:x="96.724cm" svg:y="5.185cm" svg:viewBox="0 0 385 478" svg:d="m0 238c0 102 15 140 51 180 25 28 69 60 141 60 73 0 116-32 142-60 36-40 51-78 51-180 0-100-15-139-51-178-26-29-69-60-142-60-72 0-116 31-141 60-36 39-51 78-51 178m291 1c0 68-6 86-23 111-14 19-43 34-76 34-32 0-61-15-75-34-18-25-23-43-23-112 0-67 5-85 23-110 14-19 43-34 75-34 33 0 62 15 76 34 17 25 23 43 23 111">
          <text:p/>
        </draw:path>
        <draw:path draw:style-name="gr257" draw:layer="layout" svg:width="0.384cm" svg:height="0.477cm" svg:x="97.625cm" svg:y="5.185cm" svg:viewBox="0 0 385 478" svg:d="m385 274v-77c0-121-90-197-193-197-90 0-192 59-192 240 0 192 111 238 207 238 63 0 122-22 168-76l-68-58c-27 29-66 45-102 45-64 0-111-38-111-115zm-291-77c2-71 43-109 98-109 56 0 96 38 99 109z">
          <text:p/>
        </draw:path>
        <draw:path draw:style-name="gr257" draw:layer="layout" svg:width="0.372cm" svg:height="0.471cm" svg:x="98.09cm" svg:y="5.185cm" svg:viewBox="0 0 373 472" svg:d="m0 472h94v-278c0-63 39-100 93-100 52 0 92 37 92 100v278h94v-310c0-106-83-162-156-162-50 0-92 18-121 55h-2v-49h-94z">
          <text:p/>
        </draw:path>
        <draw:path draw:style-name="gr257" draw:layer="layout" svg:width="0.397cm" svg:height="0.477cm" svg:x="98.716cm" svg:y="5.185cm" svg:viewBox="0 0 398 478" svg:d="m0 394c60 56 130 84 205 84 109 0 193-53 193-144 0-74-38-133-135-140l-77-5c-47-4-62-24-62-44 0-33 20-57 80-57 51 0 89 18 125 44l58-68c-46-39-101-64-183-64-98 0-174 49-174 144 0 80 57 126 135 132l83 7c32 3 57 13 57 47 0 39-39 59-92 59-63 0-107-20-148-59z">
          <text:p/>
        </draw:path>
        <draw:path draw:style-name="gr257" draw:layer="layout" svg:width="0.384cm" svg:height="0.477cm" svg:x="99.168cm" svg:y="5.185cm" svg:viewBox="0 0 385 478" svg:d="m0 238c0 102 15 140 51 180 25 28 69 60 141 60 73 0 116-32 142-60 36-40 51-78 51-180 0-100-15-139-51-178-26-29-69-60-142-60-72 0-116 31-141 60-36 39-51 78-51 178m291 1c0 68-6 86-23 111-14 19-43 34-76 34-32 0-61-15-75-34-18-25-23-43-23-112 0-67 5-85 23-110 14-19 43-34 75-34 33 0 62 15 76 34 17 25 23 43 23 111">
          <text:p/>
        </draw:path>
        <draw:path draw:style-name="gr257" draw:layer="layout" svg:width="0.372cm" svg:height="0.471cm" svg:x="99.633cm" svg:y="5.191cm" svg:viewBox="0 0 373 472" svg:d="m0 310c0 106 83 162 156 162 49 0 92-18 121-55h2v50h94v-467h-94v278c0 63-40 100-92 100-54 0-93-37-93-100v-278h-94z">
          <text:p/>
        </draw:path>
        <draw:path draw:style-name="gr257" draw:layer="layout" svg:width="0.314cm" svg:height="0.471cm" svg:x="100.108cm" svg:y="5.185cm" svg:viewBox="0 0 315 472" svg:d="m0 472h94v-280c0-69 45-98 91-98 24 0 40 6 62 23l68-81c-29-22-60-36-98-36-50 0-92 18-121 55h-2v-49h-94z">
          <text:p/>
        </draw:path>
        <draw:path draw:style-name="gr257" draw:layer="layout" svg:width="0.378cm" svg:height="0.477cm" svg:x="100.412cm" svg:y="5.185cm" svg:viewBox="0 0 379 478" svg:d="m310 335c-23 29-56 49-95 49-76 0-121-43-121-145s45-145 121-145c39 0 72 20 95 49l69-62c-40-47-96-81-167-81-108 0-212 68-212 239s104 239 212 239c71 0 127-34 167-81z">
          <text:p/>
        </draw:path>
        <draw:path draw:style-name="gr257" draw:layer="layout" svg:width="0.384cm" svg:height="0.477cm" svg:x="100.815cm" svg:y="5.185cm" svg:viewBox="0 0 385 478" svg:d="m385 274v-77c0-121-90-197-193-197-90 0-192 59-192 240 0 192 111 238 207 238 63 0 122-22 168-76l-68-58c-27 29-66 45-102 45-64 0-111-38-111-115zm-291-77c2-71 43-109 98-109 56 0 96 38 99 109z">
          <text:p/>
        </draw:path>
        <draw:path draw:style-name="gr257" draw:layer="layout" svg:width="0.372cm" svg:height="1.208cm" svg:x="97.189cm" svg:y="5.185cm" svg:viewBox="0 0 373 1209" svg:d="m186 384c89 0 93-73 93-145s-4-145-93-145c-87 0-92 77-92 145 0 67 5 145 92 145m-186 825v-1203h94v48c30-32 73-54 121-54 57 0 98 26 125 61 26 33 33 63 33 178 0 114-7 145-33 178-27 35-68 61-125 61-48 0-86-22-121-55v369c31-37 73-55 123-55 73 0 156 56 156 162v310h-94v-278c0-63-40-100-92-100-54 0-93 37-93 100v278">
          <text:p/>
        </draw:path>
        <draw:frame draw:style-name="gr258" draw:text-style-name="P4" draw:layer="layout" svg:width="3.103cm" svg:height="1.092cm" svg:x="92.892cm" svg:y="9.008cm">
          <draw:image xlink:href="Pictures/10000201000000580000001FDE342D22.png" xlink:type="simple" xlink:show="embed" xlink:actuate="onLoad">
            <text:p/>
          </draw:image>
        </draw:frame>
        <draw:custom-shape draw:style-name="gr259" draw:text-style-name="P6" draw:layer="layout" svg:width="3.1cm" svg:height="2.1cm" svg:x="68cm" svg:y="61.9cm">
          <text:p text:style-name="P4"><text:span text:style-name="T4">Green</text:span><text:span text:style-name="T4"><text:line-break/></text:span><text:span text:style-name="T4">Swit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5.128cm" fo:page-height="148.6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13T13:31:50</dc:date>
    <dc:creator>Didier Donsez</dc:creator>
    <meta:generator>LibreOffice/4.0.5.2$MacOSX_x86 LibreOffice_project/5464147a081647a250913f19c0715bca595af2f</meta:generator>
    <meta:editing-duration>P2DT10H48M26S</meta:editing-duration>
    <meta:editing-cycles>21</meta:editing-cycles>
    <meta:document-statistic meta:object-count="329"/>
  </office:meta>
</office:document-meta>
</file>